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8.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1" table:number-columns-repeated="1022" table:default-cell-style-name="ce2"/>
        <table:table-row table:style-name="ro1">
          <table:table-cell table:style-name="ce1" office:value-type="string" calcext:value-type="string">
            <text:p>Code</text:p>
          </table:table-cell>
          <table:table-cell table:style-name="ce1" office:value-type="string" calcext:value-type="string">
            <text:p>Meaning</text:p>
          </table:table-cell>
          <table:table-cell table:style-name="ce1" office:value-type="string" calcext:value-type="string">
            <text:p>Direction</text:p>
          </table:table-cell>
          <table:table-cell table:number-columns-repeated="1021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  <table:table-cell table:style-name="ce3" office:value-type="string" calcext:value-type="string">
            <text:p>Device is ready for a connection</text:p>
          </table:table-cell>
          <table:table-cell office:value-type="string" calcext:value-type="string">
            <text:p>OUT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Establish connection with device and PO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onnection establishe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ancel an operatio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Scan an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Scan a new RFID Tag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eck GSM Statu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eck GSM Signal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Send an SMS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Default" office:value-type="string" calcext:value-type="string">
            <text:p>Phone number data is incomplete, requesting resend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Default" office:value-type="string" calcext:value-type="string">
            <text:p>Phone number data is complete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Default" office:value-type="string" calcext:value-type="string">
            <text:p>Challenge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Default" office:value-type="string" calcext:value-type="string">
            <text:p>Invalid passcode, aborting operation</text:p>
          </table:table-cell>
          <table:table-cell office:value-type="string" calcext:value-type="string">
            <text:p>OUT</text:p>
          </table:table-cell>
          <table:table-cell table:number-columns-repeated="1021"/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Default" office:value-type="string" calcext:value-type="string">
            <text:p>Enter new PIN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Default" office:value-type="string" calcext:value-type="string">
            <text:p>Ask if device is present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Ask if SIM is inserted</text:p>
          </table:table-cell>
          <table:table-cell office:value-type="string" calcext:value-type="string">
            <text:p>IN</text:p>
          </table:table-cell>
          <table:table-cell table:number-columns-repeated="1021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2">00/00/0000</text:date>, <text:time style:data-style-name="N2" text:time-value="17:27:59.6439322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3T19:57:53.846743945</meta:creation-date>
    <meta:generator>LibreOffice/6.2.8.2$Linux_X86_64 LibreOffice_project/20$Build-2</meta:generator>
    <dc:date>2019-12-22T20:08:52.908525254</dc:date>
    <meta:editing-duration>P1DT16H43M9S</meta:editing-duration>
    <meta:editing-cycles>30</meta:editing-cycles>
    <meta:document-statistic meta:table-count="1" meta:cell-count="1072" meta:object-count="0"/>
  </office:meta>
</office:document-meta>
</file>